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2">
      <style:text-properties officeooo:paragraph-rsid="00117209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list-style-name="L4"/>
    <style:style style:name="P6" style:family="paragraph" style:parent-style-name="Text_20_body" style:list-style-name="L4"/>
    <style:style style:name="T1" style:family="text">
      <style:text-properties fo:font-variant="normal" fo:text-transform="none" fo:color="#111111" loext:opacity="100%" style:font-name="apple-system" fo:font-size="8pt" fo:letter-spacing="normal" fo:font-style="normal" fo:font-weight="normal"/>
    </style:style>
    <style:style style:name="T2" style:family="text">
      <style:text-properties fo:font-variant="normal" fo:text-transform="none" fo:color="#111111" loext:opacity="100%" fo:letter-spacing="normal"/>
    </style:style>
    <style:style style:name="T3" style:family="text">
      <style:text-properties officeooo:rsid="00117209"/>
    </style:style>
    <style:style style:name="T4" style:family="text">
      <style:text-properties style:font-name="Liberation Serif" fo:font-size="18pt" fo:font-weight="bold" style:font-name-asian="NSimSun" style:font-size-asian="18pt" style:font-weight-asian="bold" style:font-name-complex="Lucida Sans1" style:font-size-complex="18pt" style:font-weight-complex="bold"/>
    </style:style>
    <style:style style:name="T5" style:family="text">
      <style:text-properties style:font-name="Liberation Serif" fo:font-size="18pt" fo:font-weight="bold" officeooo:rsid="00117209" style:font-name-asian="NSimSun" style:font-size-asian="18pt" style:font-weight-asian="bold" style:font-name-complex="Lucida Sans1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trieval Augmented Generation (RAG)</text:h>
      <text:p text:style-name="Text_20_body"><text:span text:style-name="Strong_20_Emphasis">RAG </text:span>is a powerful natural language processing (NLP) model that combines both retrieval and generation components. It’s particularly useful for handling knowledge-intensive tasks. The method consists of two stages:</text:p>
      <text:list xml:id="list4245227822" text:style-name="L1">
        <text:list-item>
          <text:p text:style-name="P2"><text:span text:style-name="Strong_20_Emphasis">Retrieval</text:span>: In this stage, relevant information is retrieved from a large corpus of text data. This retrieval step ensures that the model has access to relevant context and knowledge.</text:p>
        </text:list-item>
        <text:list-item>
          <text:p text:style-name="P2"><text:span text:style-name="Strong_20_Emphasis">Generation</text:span>: The retrieved information is then used to enhance the generation process. The model generates responses or predictions based on the retrieved context, resulting in more accurate and context-aware outputs.</text:p>
        </text:list-item>
      </text:list>
      <text:h text:style-name="Heading_20_2" text:outline-level="2">Predicting Animal Diseases Using RAG</text:h>
      <text:p text:style-name="Text_20_body">To predict animal diseases, we can apply RAG in the following manner:</text:p>
      <text:list xml:id="list3415958394" text:style-name="L2">
        <text:list-item>
          <text:p text:style-name="P3"><text:span text:style-name="Strong_20_Emphasis">Data Collection and Preprocessing</text:span>:</text:p>
          <text:list>
            <text:list-item>
              <text:p text:style-name="P3">Gather a diverse dataset of animal health records, including information on species, age, symptoms, and body temperature.</text:p>
            </text:list-item>
            <text:list-item>
              <text:p text:style-name="P3">Preprocess the data by cleaning and structuring it for model input.</text:p>
            </text:list-item>
          </text:list>
        </text:list-item>
        <text:list-item>
          <text:p text:style-name="P3"><text:span text:style-name="Strong_20_Emphasis">Retrieval Component</text:span>:</text:p>
          <text:list>
            <text:list-item>
              <text:p text:style-name="P3">Create a retrieval component that retrieves relevant medical knowledge based on the input features (species, age, symptoms, and temperature).</text:p>
            </text:list-item>
            <text:list-item>
              <text:p text:style-name="P3">This retrieval can be done using existing medical literature, veterinary databases, or other reliable sources.</text:p>
            </text:list-item>
          </text:list>
        </text:list-item>
        <text:list-item>
          <text:p text:style-name="P3"><text:span text:style-name="Strong_20_Emphasis">Generation Component</text:span>:</text:p>
          <text:list>
            <text:list-item>
              <text:p text:style-name="P3">Combine the retrieved information with a language model (such as a large-scale transformer model) to generate predictions.</text:p>
            </text:list-item>
            <text:list-item>
              <text:p text:style-name="P3">The language model should be fine-tuned on animal health data to ensure it understands the context and terminology specific to veterinary medicine.</text:p>
            </text:list-item>
          </text:list>
        </text:list-item>
        <text:list-item>
          <text:p text:style-name="P3"><text:span text:style-name="Strong_20_Emphasis">Prediction Process</text:span>:</text:p>
          <text:list>
            <text:list-item>
              <text:p text:style-name="P3">Given an animal’s features (species, age, symptoms, and temperature), the RAG model performs the following steps:</text:p>
              <text:list>
                <text:list-item>
                  <text:p text:style-name="P3">Retrieves relevant disease-related text snippets based on the input features.</text:p>
                </text:list-item>
                <text:list-item>
                  <text:p text:style-name="P3">Uses these snippets as context to generate a prediction.</text:p>
                </text:list-item>
                <text:list-item>
                  <text:p text:style-name="P3">The prediction could be the likelihood of a specific disease, recommended treatments, or further diagnostic steps.</text:p>
                </text:list-item>
              </text:list>
            </text:list-item>
          </text:list>
        </text:list-item>
        <text:list-item>
          <text:p text:style-name="P3"><text:span text:style-name="Strong_20_Emphasis">Personalization</text:span>:</text:p>
          <text:list>
            <text:list-item>
              <text:p text:style-name="P3">The RAG model can be personalized for individual animals by incorporating their specific health history and previous medical records.</text:p>
            </text:list-item>
            <text:list-item>
              <text:p text:style-name="P3"><text:soft-page-break/>Personalization ensures that the predictions are tailored to the unique characteristics of each animal.</text:p>
            </text:list-item>
          </text:list>
        </text:list-item>
        <text:list-item>
          <text:p text:style-name="P3"><text:span text:style-name="Strong_20_Emphasis">Evaluation and Improvement</text:span>:</text:p>
          <text:list>
            <text:list-item>
              <text:p text:style-name="P3">Evaluate the model’s performance using labeled data (actual disease outcomes).</text:p>
            </text:list-item>
            <text:list-item>
              <text:p text:style-name="P3">Continuously improve the model by fine-tuning it based on new data and feedback from veterinarians.</text:p>
            </text:list-item>
          </text:list>
        </text:list-item>
      </text:list>
      <text:h text:style-name="Heading_20_2" text:outline-level="2">Advantages of RAG for Animal Disease Prediction</text:h>
      <text:list xml:id="list227346360" text:style-name="L3">
        <text:list-item>
          <text:p text:style-name="P4"><text:span text:style-name="Strong_20_Emphasis">Context-Aware Predictions</text:span>: RAG considers both retrieved context and generated responses, leading to more accurate predictions.</text:p>
        </text:list-item>
        <text:list-item>
          <text:p text:style-name="P4"><text:span text:style-name="Strong_20_Emphasis">Integration of Medical Knowledge</text:span>: By combining retrieval and generation, RAG leverages existing medical expertise.</text:p>
        </text:list-item>
        <text:list-item>
          <text:p text:style-name="P4"><text:span text:style-name="Strong_20_Emphasis">Personalization</text:span>: RAG can adapt to individual cases, making it suitable for personalized health management.</text:p>
        </text:list-item>
      </text:list>
      <text:h text:style-name="P1" text:outline-level="2"><text:span text:style-name="T5">Disa</text:span><text:span text:style-name="T4">dvantages of RAG for Animal Disease Prediction</text:span></text:h>
      <text:list xml:id="list2539560944" text:style-name="L4">
        <text:list-item>
          <text:p text:style-name="P6"><text:span text:style-name="Strong_20_Emphasis">Complexity and Resource Intensiveness</text:span>:</text:p>
          <text:list>
            <text:list-item>
              <text:p text:style-name="P6">In the context of disease prediction, RAG models can be computationally expensive due to the need for both retrieval and generation components.</text:p>
            </text:list-item>
            <text:list-item>
              <text:p text:style-name="P6">Retrieving relevant medical information from large databases or literature requires substantial computational resources.</text:p>
            </text:list-item>
          </text:list>
        </text:list-item>
        <text:list-item>
          <text:p text:style-name="P6"><text:span text:style-name="Strong_20_Emphasis">Quality of Retrieved Information</text:span>:</text:p>
          <text:list>
            <text:list-item>
              <text:p text:style-name="P6">The effectiveness of RAG heavily relies on the quality of the retrieved context. If the retrieval component fails to find accurate and relevant information, the overall predictions may suffer.</text:p>
            </text:list-item>
            <text:list-item>
              <text:p text:style-name="P6">Noise or irrelevant snippets retrieved during the retrieval phase can negatively impact the generated responses.</text:p>
            </text:list-item>
          </text:list>
        </text:list-item>
        <text:list-item>
          <text:p text:style-name="P6"><text:span text:style-name="Strong_20_Emphasis">Trade-off Between Retrieval and Generation</text:span>:</text:p>
          <text:list>
            <text:list-item>
              <text:p text:style-name="P6">Balancing the trade-off between retrieval accuracy and generation quality is challenging. Over-reliance on retrieval might hinder creativity, while overemphasis on generation could lead to incorrect predictions.</text:p>
            </text:list-item>
            <text:list-item>
              <text:p text:style-name="P6">Striking the right balance is crucial for optimal performance.</text:p>
            </text:list-item>
          </text:list>
        </text:list-item>
        <text:list-item>
          <text:p text:style-name="P6"><text:span text:style-name="Strong_20_Emphasis">Difficulty in Handling Ambiguity</text:span>:</text:p>
          <text:list>
            <text:list-item>
              <text:p text:style-name="P6">Ambiguous queries or symptoms can pose challenges for RAG. The model may struggle to disambiguate context or generate precise answers.</text:p>
            </text:list-item>
            <text:list-item>
              <text:p text:style-name="P6">Handling multiple interpretations of the same input can be problematic.</text:p>
            </text:list-item>
          </text:list>
          <text:p text:style-name="P6"><text:span text:style-name="Strong_20_Emphasis"/></text:p>
        </text:list-item>
        <text:list-item>
          <text:p text:style-name="P6"><text:soft-page-break/><text:span text:style-name="Strong_20_Emphasis">Dependency on Training Data</text:span>:</text:p>
          <text:list>
            <text:list-item>
              <text:p text:style-name="P6">RAG models require substantial training data that covers a wide range of scenarios. Lack of diverse and representative data can lead to biased or incomplete predictions.</text:p>
            </text:list-item>
            <text:list-item>
              <text:p text:style-name="P6">Fine-tuning the model on domain-specific data is essential but can be resource-intensive.</text:p>
            </text:list-item>
          </text:list>
        </text:list-item>
        <text:list-item>
          <text:p text:style-name="P6"><text:span text:style-name="Strong_20_Emphasis">Interpretability Challenges</text:span>:</text:p>
          <text:list>
            <text:list-item>
              <text:p text:style-name="P6">Understanding the reasoning behind RAG predictions can be difficult. The black-box nature of some components makes it hard to explain model decisions.</text:p>
            </text:list-item>
            <text:list-item>
              <text:p text:style-name="P6">Interpretable models are crucial, especially in medical applications where transparency matters.</text:p>
            </text:list-item>
          </text:list>
        </text:list-item>
        <text:list-item>
          <text:p text:style-name="P6"><text:span text:style-name="Strong_20_Emphasis">Ethical Considerations</text:span>:</text:p>
          <text:list>
            <text:list-item>
              <text:p text:style-name="P6">RAG models can inadvertently propagate biases present in the retrieval data.</text:p>
            </text:list-item>
            <text:list-item>
              <text:p text:style-name="P6">Ensuring fairness and ethical use of RAG predictions is essential, especially when dealing with sensitive health-related information.</text:p>
            </text:list-item>
          </text:list>
        </text:list-item>
      </text:list>
      <text:p text:style-name="Text_20_body">In summary, while RAG offers context-awareness and leverages existing knowledge, addressing these limitations is crucial for its successful application in predicting animal diseases and other knowledge-intensive task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8T18:29:21.535000000</meta:creation-date>
    <dc:date>2024-03-08T19:09:07.355000000</dc:date>
    <meta:editing-duration>PT4M2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3" meta:paragraph-count="53" meta:word-count="731" meta:character-count="5079" meta:non-whitespace-character-count="4447"/>
  </office:meta>
</office:document-meta>
</file>